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f5f77"/>
    </style:style>
    <style:style style:name="P2" style:family="paragraph" style:parent-style-name="Standard">
      <style:text-properties officeooo:paragraph-rsid="0010e6c1"/>
    </style:style>
    <style:style style:name="P3" style:family="paragraph" style:parent-style-name="Standard">
      <style:text-properties officeooo:rsid="0010e6c1" officeooo:paragraph-rsid="0010e6c1"/>
    </style:style>
    <style:style style:name="T1" style:family="text">
      <style:text-properties style:text-position="0% 100%"/>
    </style:style>
    <style:style style:name="T2" style:family="text">
      <style:text-properties style:text-position="0% 100%" officeooo:rsid="000f5f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reference-mark-start text:name="ADDIN CSL_CITATION {&quot;schema&quot;: &quot;https://github.com/citation-style-language/schema/raw/master/csl-citation.json&quot;, &quot;mendeley&quot;: {&quot;previouslyFormattedCitation&quot;: &quot;(Schiermeier, 2010)&quot;}, &quot;properties&quot;: {&quot;noteIndex&quot;: 0}, &quot;citationItems&quot;: [{&quot;uris&quot;: [&quot;http://www.mendeley.com/documents/?uuid=917158d2-5a33-4c54-a285-be62655f81d6&quot;], &quot;id&quot;: &quot;ITEM-1&quot;, &quot;itemData&quot;: {&quot;ISSN&quot;: &quot;0028-0836&quot;, &quot;PMID&quot;: &quot;20090725&quot;, &quot;type&quot;: &quot;article&quot;, &quot;author&quot;: [{&quot;given&quot;: &quot;Quirin&quot;, &quot;non-dropping-particle&quot;: &quot;&quot;, &quot;suffix&quot;: &quot;&quot;, &quot;family&quot;: &quot;Schiermeier&quot;, &quot;dropping-particle&quot;: &quot;&quot;, &quot;parse-names&quot;: false}], &quot;volume&quot;: &quot;463&quot;, &quot;page&quot;: &quot;284-287&quot;, &quot;abstract&quot;: &quot;2P The e-mails leaked from the University of East Anglia\u2019s Climatic Research Unit (CRU) in November presented an early Christmas present to climate-change denialists. Amid the more than 1,000 messages were several controversial comments that \u2014 taken out of context \u2014 seemingly indicate that climate scientists have been hiding a mound of dirty laundry from the public. A fuller reading of the e-mails from CRU in Norwich, UK, does show a sobering amount of rude behaviour and verbal faux pas, but noth- ing that challenges the scientific consensus of climate change. Still, the incident provides a good opportunity to point out that \u2014 as in any active field of inquiry \u2014 there are some major gaps in the understanding of climate science. In its most recent report in 2007, the Intergov- ernmental Panel on Climate Change (IPCC) highlighted 54 \u2018key uncertainties\u2019 that complicate climate science.&quot;, &quot;DOI&quot;: &quot;10.1038/463284a&quot;, &quot;title&quot;: &quot;The real holes in climate science.&quot;, &quot;id&quot;: &quot;ITEM-1&quot;, &quot;container-title&quot;: &quot;Nature&quot;, &quot;issued&quot;: {&quot;date-parts&quot;: [[&quot;2010&quot;]]}}}]} RNDelqaYhdsn5"/><text:span text:style-name="T1">(Schiermeier, 2010)</text:span><text:reference-mark-end text:name="ADDIN CSL_CITATION {&quot;schema&quot;: &quot;https://github.com/citation-style-language/schema/raw/master/csl-citation.json&quot;, &quot;mendeley&quot;: {&quot;previouslyFormattedCitation&quot;: &quot;(Schiermeier, 2010)&quot;}, &quot;properties&quot;: {&quot;noteIndex&quot;: 0}, &quot;citationItems&quot;: [{&quot;uris&quot;: [&quot;http://www.mendeley.com/documents/?uuid=917158d2-5a33-4c54-a285-be62655f81d6&quot;], &quot;id&quot;: &quot;ITEM-1&quot;, &quot;itemData&quot;: {&quot;ISSN&quot;: &quot;0028-0836&quot;, &quot;PMID&quot;: &quot;20090725&quot;, &quot;type&quot;: &quot;article&quot;, &quot;author&quot;: [{&quot;given&quot;: &quot;Quirin&quot;, &quot;non-dropping-particle&quot;: &quot;&quot;, &quot;suffix&quot;: &quot;&quot;, &quot;family&quot;: &quot;Schiermeier&quot;, &quot;dropping-particle&quot;: &quot;&quot;, &quot;parse-names&quot;: false}], &quot;volume&quot;: &quot;463&quot;, &quot;page&quot;: &quot;284-287&quot;, &quot;abstract&quot;: &quot;2P The e-mails leaked from the University of East Anglia\u2019s Climatic Research Unit (CRU) in November presented an early Christmas present to climate-change denialists. Amid the more than 1,000 messages were several controversial comments that \u2014 taken out of context \u2014 seemingly indicate that climate scientists have been hiding a mound of dirty laundry from the public. A fuller reading of the e-mails from CRU in Norwich, UK, does show a sobering amount of rude behaviour and verbal faux pas, but noth- ing that challenges the scientific consensus of climate change. Still, the incident provides a good opportunity to point out that \u2014 as in any active field of inquiry \u2014 there are some major gaps in the understanding of climate science. In its most recent report in 2007, the Intergov- ernmental Panel on Climate Change (IPCC) highlighted 54 \u2018key uncertainties\u2019 that complicate climate science.&quot;, &quot;DOI&quot;: &quot;10.1038/463284a&quot;, &quot;title&quot;: &quot;The real holes in climate science.&quot;, &quot;id&quot;: &quot;ITEM-1&quot;, &quot;container-title&quot;: &quot;Nature&quot;, &quot;issued&quot;: {&quot;date-parts&quot;: [[&quot;2010&quot;]]}}}]} RNDelqaYhdsn5"/>⁠</text:p>
      <text:p text:style-name="P1"><text:reference-mark-start text:name="ADDIN CSL_CITATION {&quot;schema&quot;: &quot;https://github.com/citation-style-language/schema/raw/master/csl-citation.json&quot;, &quot;mendeley&quot;: {&quot;previouslyFormattedCitation&quot;: &quot;(Ramirez-Villegas et al., 2011)&quot;}, &quot;properties&quot;: {&quot;noteIndex&quot;: 0}, &quot;citationItems&quot;: [{&quot;uris&quot;: [&quot;http://www.mendeley.com/documents/?uuid=e1d06a90-c65b-44d3-a2c5-edc7dd26187a&quot;], &quot;id&quot;: &quot;ITEM-1&quot;, &quot;itemData&quot;: {&quot;title&quot;: &quot;Climate Analogues : finding tomorrow's agriculture today&quot;, &quot;id&quot;: &quot;ITEM-1&quot;, &quot;type&quot;: &quot;article-journal&quot;, &quot;container-title&quot;: &quot;CGIAR research program on climate change, agriculture and food security&quot;, &quot;author&quot;: [{&quot;given&quot;: &quot;Julian&quot;, &quot;non-dropping-particle&quot;: &quot;&quot;, &quot;suffix&quot;: &quot;&quot;, &quot;family&quot;: &quot;Ramirez-Villegas&quot;, &quot;dropping-particle&quot;: &quot;&quot;, &quot;parse-names&quot;: false}, {&quot;given&quot;: &quot;Charlotte&quot;, &quot;non-dropping-particle&quot;: &quot;&quot;, &quot;suffix&quot;: &quot;&quot;, &quot;family&quot;: &quot;Lau&quot;, &quot;dropping-particle&quot;: &quot;&quot;, &quot;parse-names&quot;: false}, {&quot;given&quot;: &quot;Josh&quot;, &quot;non-dropping-particle&quot;: &quot;&quot;, &quot;suffix&quot;: &quot;&quot;, &quot;family&quot;: &quot;Hooker&quot;, &quot;dropping-particle&quot;: &quot;&quot;, &quot;parse-names&quot;: false}, {&quot;given&quot;: &quot;Andy&quot;, &quot;non-dropping-particle&quot;: &quot;&quot;, &quot;suffix&quot;: &quot;&quot;, &quot;family&quot;: &quot;Jarvis&quot;, &quot;dropping-particle&quot;: &quot;&quot;, &quot;parse-names&quot;: false}, {&quot;given&quot;: &quot;Koehler&quot;, &quot;non-dropping-particle&quot;: &quot;&quot;, &quot;suffix&quot;: &quot;&quot;, &quot;family&quot;: &quot;Ann-Kristin&quot;, &quot;dropping-particle&quot;: &quot;&quot;, &quot;parse-names&quot;: false}, {&quot;given&quot;: &quot;Nigel&quot;, &quot;non-dropping-particle&quot;: &quot;&quot;, &quot;suffix&quot;: &quot;&quot;, &quot;family&quot;: &quot;Arnell&quot;, &quot;dropping-particle&quot;: &quot;&quot;, &quot;parse-names&quot;: false}, {&quot;given&quot;: &quot;Signer&quot;, &quot;non-dropping-particle&quot;: &quot;&quot;, &quot;suffix&quot;: &quot;&quot;, &quot;family&quot;: &quot;Johannes&quot;, &quot;dropping-particle&quot;: &quot;&quot;, &quot;parse-names&quot;: false}, {&quot;given&quot;: &quot;Osborne&quot;, &quot;non-dropping-particle&quot;: &quot;&quot;, &quot;suffix&quot;: &quot;&quot;, &quot;family&quot;: &quot;Tom&quot;, &quot;dropping-particle&quot;: &quot;&quot;, &quot;parse-names&quot;: false}], &quot;issued&quot;: {&quot;date-parts&quot;: [[&quot;2011&quot;]]}, &quot;abstract&quot;: &quot;The analogues approach, developed by CCAFS in R programming, is a novel way of supporting climate and crop models with on-the-ground empirical testing. In essence, the analogues tool connects sites with statistically similar (\u2018analogous\u2019) climates, across space (i.e. between locations) and/or time (i.e. with past or future climates). A CCAFS dissimilarity index or Hallegatte index can be used to systematically identify climate analogues across the world, for certain regions, or among specific locations. Users may use default criteria or choose from a variety of global climate models (GCMs), scenarios, and input data. Once analogue sites are identified, information gathered from local field studies or databases can be used and compared to provide data for further studies, propose high-potential adaptation pathways, facilitate farmer-to-farmer exchange of knowledge, validate computational models, test new technologies and/or techniques, or enable us to learn from history. Users may manipulate the tool in the free, open-source R software, or access a simplified user-friendly version online&quot;}}]} RNDKsI0L4c69K"/><text:span text:style-name="T1">(Ramirez-Villegas et al., 2011)</text:span><text:reference-mark-end text:name="ADDIN CSL_CITATION {&quot;schema&quot;: &quot;https://github.com/citation-style-language/schema/raw/master/csl-citation.json&quot;, &quot;mendeley&quot;: {&quot;previouslyFormattedCitation&quot;: &quot;(Ramirez-Villegas et al., 2011)&quot;}, &quot;properties&quot;: {&quot;noteIndex&quot;: 0}, &quot;citationItems&quot;: [{&quot;uris&quot;: [&quot;http://www.mendeley.com/documents/?uuid=e1d06a90-c65b-44d3-a2c5-edc7dd26187a&quot;], &quot;id&quot;: &quot;ITEM-1&quot;, &quot;itemData&quot;: {&quot;title&quot;: &quot;Climate Analogues : finding tomorrow's agriculture today&quot;, &quot;id&quot;: &quot;ITEM-1&quot;, &quot;type&quot;: &quot;article-journal&quot;, &quot;container-title&quot;: &quot;CGIAR research program on climate change, agriculture and food security&quot;, &quot;author&quot;: [{&quot;given&quot;: &quot;Julian&quot;, &quot;non-dropping-particle&quot;: &quot;&quot;, &quot;suffix&quot;: &quot;&quot;, &quot;family&quot;: &quot;Ramirez-Villegas&quot;, &quot;dropping-particle&quot;: &quot;&quot;, &quot;parse-names&quot;: false}, {&quot;given&quot;: &quot;Charlotte&quot;, &quot;non-dropping-particle&quot;: &quot;&quot;, &quot;suffix&quot;: &quot;&quot;, &quot;family&quot;: &quot;Lau&quot;, &quot;dropping-particle&quot;: &quot;&quot;, &quot;parse-names&quot;: false}, {&quot;given&quot;: &quot;Josh&quot;, &quot;non-dropping-particle&quot;: &quot;&quot;, &quot;suffix&quot;: &quot;&quot;, &quot;family&quot;: &quot;Hooker&quot;, &quot;dropping-particle&quot;: &quot;&quot;, &quot;parse-names&quot;: false}, {&quot;given&quot;: &quot;Andy&quot;, &quot;non-dropping-particle&quot;: &quot;&quot;, &quot;suffix&quot;: &quot;&quot;, &quot;family&quot;: &quot;Jarvis&quot;, &quot;dropping-particle&quot;: &quot;&quot;, &quot;parse-names&quot;: false}, {&quot;given&quot;: &quot;Koehler&quot;, &quot;non-dropping-particle&quot;: &quot;&quot;, &quot;suffix&quot;: &quot;&quot;, &quot;family&quot;: &quot;Ann-Kristin&quot;, &quot;dropping-particle&quot;: &quot;&quot;, &quot;parse-names&quot;: false}, {&quot;given&quot;: &quot;Nigel&quot;, &quot;non-dropping-particle&quot;: &quot;&quot;, &quot;suffix&quot;: &quot;&quot;, &quot;family&quot;: &quot;Arnell&quot;, &quot;dropping-particle&quot;: &quot;&quot;, &quot;parse-names&quot;: false}, {&quot;given&quot;: &quot;Signer&quot;, &quot;non-dropping-particle&quot;: &quot;&quot;, &quot;suffix&quot;: &quot;&quot;, &quot;family&quot;: &quot;Johannes&quot;, &quot;dropping-particle&quot;: &quot;&quot;, &quot;parse-names&quot;: false}, {&quot;given&quot;: &quot;Osborne&quot;, &quot;non-dropping-particle&quot;: &quot;&quot;, &quot;suffix&quot;: &quot;&quot;, &quot;family&quot;: &quot;Tom&quot;, &quot;dropping-particle&quot;: &quot;&quot;, &quot;parse-names&quot;: false}], &quot;issued&quot;: {&quot;date-parts&quot;: [[&quot;2011&quot;]]}, &quot;abstract&quot;: &quot;The analogues approach, developed by CCAFS in R programming, is a novel way of supporting climate and crop models with on-the-ground empirical testing. In essence, the analogues tool connects sites with statistically similar (\u2018analogous\u2019) climates, across space (i.e. between locations) and/or time (i.e. with past or future climates). A CCAFS dissimilarity index or Hallegatte index can be used to systematically identify climate analogues across the world, for certain regions, or among specific locations. Users may use default criteria or choose from a variety of global climate models (GCMs), scenarios, and input data. Once analogue sites are identified, information gathered from local field studies or databases can be used and compared to provide data for further studies, propose high-potential adaptation pathways, facilitate farmer-to-farmer exchange of knowledge, validate computational models, test new technologies and/or techniques, or enable us to learn from history. Users may manipulate the tool in the free, open-source R software, or access a simplified user-friendly version online&quot;}}]} RNDKsI0L4c69K"/>⁠</text:p>
      <text:p text:style-name="P1"><text:reference-mark-start text:name="ADDIN CSL_CITATION {&quot;schema&quot;: &quot;https://github.com/citation-style-language/schema/raw/master/csl-citation.json&quot;, &quot;mendeley&quot;: {&quot;previouslyFormattedCitation&quot;: &quot;(Nhemachena &amp; Hassan, 2007)&quot;}, &quot;properties&quot;: {&quot;noteIndex&quot;: 0}, &quot;citationItems&quot;: [{&quot;uris&quot;: [&quot;http://www.mendeley.com/documents/?uuid=f74b63fe-58cb-44e6-a811-a40ba0e7ca4d&quot;], &quot;id&quot;: &quot;ITEM-1&quot;, &quot;itemData&quot;: {&quot;title&quot;: &quot;Micro-Level Analysis of Farmers \u2019 Adaptation to Climate Change in Southern Africa&quot;, &quot;id&quot;: &quot;ITEM-1&quot;, &quot;type&quot;: &quot;article-journal&quot;, &quot;container-title&quot;: &quot;Food Policy&quot;, &quot;author&quot;: [{&quot;given&quot;: &quot;Charles&quot;, &quot;non-dropping-particle&quot;: &quot;&quot;, &quot;suffix&quot;: &quot;&quot;, &quot;family&quot;: &quot;Nhemachena&quot;, &quot;dropping-particle&quot;: &quot;&quot;, &quot;parse-names&quot;: false}, {&quot;given&quot;: &quot;Rashid M&quot;, &quot;non-dropping-particle&quot;: &quot;&quot;, &quot;suffix&quot;: &quot;&quot;, &quot;family&quot;: &quot;Hassan&quot;, &quot;dropping-particle&quot;: &quot;&quot;, &quot;parse-names&quot;: false}], &quot;page&quot;: &quot;2&quot;, &quot;issued&quot;: {&quot;date-parts&quot;: [[&quot;2007&quot;]]}, &quot;abstract&quot;: &quot;HOW CAN AFRICAN AGRICULTURE ADAPT TO CLIMATE CHANGE? INSIGHTS FROM ETHIOPIA AND SOUTH AFRICA&quot;}}]} RNDvxfCJcbegX"/><text:span text:style-name="T1">(Nhemachena &amp; Hassan, 2007)</text:span><text:reference-mark-end text:name="ADDIN CSL_CITATION {&quot;schema&quot;: &quot;https://github.com/citation-style-language/schema/raw/master/csl-citation.json&quot;, &quot;mendeley&quot;: {&quot;previouslyFormattedCitation&quot;: &quot;(Nhemachena &amp; Hassan, 2007)&quot;}, &quot;properties&quot;: {&quot;noteIndex&quot;: 0}, &quot;citationItems&quot;: [{&quot;uris&quot;: [&quot;http://www.mendeley.com/documents/?uuid=f74b63fe-58cb-44e6-a811-a40ba0e7ca4d&quot;], &quot;id&quot;: &quot;ITEM-1&quot;, &quot;itemData&quot;: {&quot;title&quot;: &quot;Micro-Level Analysis of Farmers \u2019 Adaptation to Climate Change in Southern Africa&quot;, &quot;id&quot;: &quot;ITEM-1&quot;, &quot;type&quot;: &quot;article-journal&quot;, &quot;container-title&quot;: &quot;Food Policy&quot;, &quot;author&quot;: [{&quot;given&quot;: &quot;Charles&quot;, &quot;non-dropping-particle&quot;: &quot;&quot;, &quot;suffix&quot;: &quot;&quot;, &quot;family&quot;: &quot;Nhemachena&quot;, &quot;dropping-particle&quot;: &quot;&quot;, &quot;parse-names&quot;: false}, {&quot;given&quot;: &quot;Rashid M&quot;, &quot;non-dropping-particle&quot;: &quot;&quot;, &quot;suffix&quot;: &quot;&quot;, &quot;family&quot;: &quot;Hassan&quot;, &quot;dropping-particle&quot;: &quot;&quot;, &quot;parse-names&quot;: false}], &quot;page&quot;: &quot;2&quot;, &quot;issued&quot;: {&quot;date-parts&quot;: [[&quot;2007&quot;]]}, &quot;abstract&quot;: &quot;HOW CAN AFRICAN AGRICULTURE ADAPT TO CLIMATE CHANGE? INSIGHTS FROM ETHIOPIA AND SOUTH AFRICA&quot;}}]} RNDvxfCJcbegX"/></text:p>
      <text:p text:style-name="P1"><text:reference-mark-start text:name="ADDIN CSL_CITATION {&quot;schema&quot;: &quot;https://github.com/citation-style-language/schema/raw/master/csl-citation.json&quot;, &quot;mendeley&quot;: {&quot;previouslyFormattedCitation&quot;: &quot;(Ashcroft &amp; Gollan, 2013)&quot;}, &quot;properties&quot;: {&quot;noteIndex&quot;: 0}, &quot;citationItems&quot;: [{&quot;uris&quot;: [&quot;http://www.mendeley.com/documents/?uuid=55783295-cf3c-45fd-b7bd-cd9da2d20886&quot;], &quot;id&quot;: &quot;ITEM-1&quot;, &quot;itemData&quot;: {&quot;ISBN&quot;: &quot;0168-1923&quot;, &quot;ISSN&quot;: &quot;01681923&quot;, &quot;volume&quot;: &quot;176&quot;, &quot;type&quot;: &quot;article-journal&quot;, &quot;author&quot;: [{&quot;given&quot;: &quot;Michael B.&quot;, &quot;non-dropping-particle&quot;: &quot;&quot;, &quot;suffix&quot;: &quot;&quot;, &quot;family&quot;: &quot;Ashcroft&quot;, &quot;dropping-particle&quot;: &quot;&quot;, &quot;parse-names&quot;: false}, {&quot;given&quot;: &quot;John R.&quot;, &quot;non-dropping-particle&quot;: &quot;&quot;, &quot;suffix&quot;: &quot;&quot;, &quot;family&quot;: &quot;Gollan&quot;, &quot;dropping-particle&quot;: &quot;&quot;, &quot;parse-names&quot;: false}], &quot;page&quot;: &quot;77-89&quot;, &quot;abstract&quot;: &quot;Moisture reduces exposure to temperature extremes, facilitating climate refugia. Variability of air temperatures related to humidity, but soil temperatures to VPD. Moisture differentially affects spatial distribution of soil and air temperatures. Microrefugia will be more apparent under dry conditions. Climate change poses significant threats to biodiversity, but some species may be able to escape its effects in small locations with unusual and stable climates (microrefugia). However, there are still great uncertainties about where microrefugia are located, and the exact role that moisture plays in buffering extreme temperatures. In this study we quantified the effects of moisture on the distribution and variability of near-surface soil and air temperatures. We collected hourly 1. cm soil and 5. cm air temperatures and humidities at 111 sites from May 2011 to March 2012. Sites were diverse in terms of elevation (2-1428. m), distance from coast (180. m-403. km), canopy cover (0-100%), topographic exposure, and susceptibility to cold air drainage. We found that variability (diurnal range) of both soil and air temperatures decreased under moister conditions. While air temperatures were related more strongly to humidity, soil temperatures were related more to vapour pressure deficit (VPD). That is, both high temperature and low humidity were required before the VPD was sufficient to dry out the soil and allow soil temperatures to vary. We then used a regional regression approach to model the spatial distribution of minimum and maximum air and soil temperatures for each day over the 10 months in terms of latitude, elevation, canopy cover, distance to coast, cold air drainage potential, and topographic exposure to the south and northwest. We found that elevation was the dominant factor explaining the distribution of soil and air temperatures under moist conditions. Other factors, such as canopy cover and topographic exposure, had a stronger influence on air temperatures whenever humidity was low. However, these factors only affected soil temperatures at times when higher temperatures combined with low humidity to produce higher VPD. Our results provide new insights into how moisture influences the spatial distribution of near-surface soil and air temperatures. Microrefugia will be more apparent under drier conditions, but climate change may affect refugia for soil and air temperatures differently. Higher temperatures will cause VPD to increase more than would\u2026&quot;, &quot;DOI&quot;: &quot;10.1016/j.agrformet.2013.03.008&quot;, &quot;title&quot;: &quot;Moisture, thermal inertia, and the spatial distributions of near-surface soil and air temperatures: Understanding factors that promote microrefugia&quot;, &quot;id&quot;: &quot;ITEM-1&quot;, &quot;container-title&quot;: &quot;Agricultural and Forest Meteorology&quot;, &quot;issued&quot;: {&quot;date-parts&quot;: [[&quot;2013&quot;]]}}}]} RND1LJrwrYZjL"/><text:span text:style-name="T1">(Ashcroft &amp; Gollan, 2013)</text:span><text:reference-mark-end text:name="ADDIN CSL_CITATION {&quot;schema&quot;: &quot;https://github.com/citation-style-language/schema/raw/master/csl-citation.json&quot;, &quot;mendeley&quot;: {&quot;previouslyFormattedCitation&quot;: &quot;(Ashcroft &amp; Gollan, 2013)&quot;}, &quot;properties&quot;: {&quot;noteIndex&quot;: 0}, &quot;citationItems&quot;: [{&quot;uris&quot;: [&quot;http://www.mendeley.com/documents/?uuid=55783295-cf3c-45fd-b7bd-cd9da2d20886&quot;], &quot;id&quot;: &quot;ITEM-1&quot;, &quot;itemData&quot;: {&quot;ISBN&quot;: &quot;0168-1923&quot;, &quot;ISSN&quot;: &quot;01681923&quot;, &quot;volume&quot;: &quot;176&quot;, &quot;type&quot;: &quot;article-journal&quot;, &quot;author&quot;: [{&quot;given&quot;: &quot;Michael B.&quot;, &quot;non-dropping-particle&quot;: &quot;&quot;, &quot;suffix&quot;: &quot;&quot;, &quot;family&quot;: &quot;Ashcroft&quot;, &quot;dropping-particle&quot;: &quot;&quot;, &quot;parse-names&quot;: false}, {&quot;given&quot;: &quot;John R.&quot;, &quot;non-dropping-particle&quot;: &quot;&quot;, &quot;suffix&quot;: &quot;&quot;, &quot;family&quot;: &quot;Gollan&quot;, &quot;dropping-particle&quot;: &quot;&quot;, &quot;parse-names&quot;: false}], &quot;page&quot;: &quot;77-89&quot;, &quot;abstract&quot;: &quot;Moisture reduces exposure to temperature extremes, facilitating climate refugia. Variability of air temperatures related to humidity, but soil temperatures to VPD. Moisture differentially affects spatial distribution of soil and air temperatures. Microrefugia will be more apparent under dry conditions. Climate change poses significant threats to biodiversity, but some species may be able to escape its effects in small locations with unusual and stable climates (microrefugia). However, there are still great uncertainties about where microrefugia are located, and the exact role that moisture plays in buffering extreme temperatures. In this study we quantified the effects of moisture on the distribution and variability of near-surface soil and air temperatures. We collected hourly 1. cm soil and 5. cm air temperatures and humidities at 111 sites from May 2011 to March 2012. Sites were diverse in terms of elevation (2-1428. m), distance from coast (180. m-403. km), canopy cover (0-100%), topographic exposure, and susceptibility to cold air drainage. We found that variability (diurnal range) of both soil and air temperatures decreased under moister conditions. While air temperatures were related more strongly to humidity, soil temperatures were related more to vapour pressure deficit (VPD). That is, both high temperature and low humidity were required before the VPD was sufficient to dry out the soil and allow soil temperatures to vary. We then used a regional regression approach to model the spatial distribution of minimum and maximum air and soil temperatures for each day over the 10 months in terms of latitude, elevation, canopy cover, distance to coast, cold air drainage potential, and topographic exposure to the south and northwest. We found that elevation was the dominant factor explaining the distribution of soil and air temperatures under moist conditions. Other factors, such as canopy cover and topographic exposure, had a stronger influence on air temperatures whenever humidity was low. However, these factors only affected soil temperatures at times when higher temperatures combined with low humidity to produce higher VPD. Our results provide new insights into how moisture influences the spatial distribution of near-surface soil and air temperatures. Microrefugia will be more apparent under drier conditions, but climate change may affect refugia for soil and air temperatures differently. Higher temperatures will cause VPD to increase more than would\u2026&quot;, &quot;DOI&quot;: &quot;10.1016/j.agrformet.2013.03.008&quot;, &quot;title&quot;: &quot;Moisture, thermal inertia, and the spatial distributions of near-surface soil and air temperatures: Understanding factors that promote microrefugia&quot;, &quot;id&quot;: &quot;ITEM-1&quot;, &quot;container-title&quot;: &quot;Agricultural and Forest Meteorology&quot;, &quot;issued&quot;: {&quot;date-parts&quot;: [[&quot;2013&quot;]]}}}]} RND1LJrwrYZjL"/></text:p>
      <text:p text:style-name="P1"><text:reference-mark-start text:name="ADDIN CSL_CITATION {&quot;schema&quot;: &quot;https://github.com/citation-style-language/schema/raw/master/csl-citation.json&quot;, &quot;mendeley&quot;: {&quot;previouslyFormattedCitation&quot;: &quot;(Hijmans, Cameron, Parra, Jones, &amp; Jarvis, 2005a)&quot;}, &quot;properties&quot;: {&quot;noteIndex&quot;: 0}, &quot;citationItems&quot;: [{&quot;uris&quot;: [&quot;http://www.mendeley.com/documents/?uuid=de162066-30b7-4c7f-a07a-dcc2d2a0a5ed&quot;], &quot;id&quot;: &quot;ITEM-1&quot;, &quot;itemData&quot;: {&quot;ISBN&quot;: &quot;1097-0088&quot;, &quot;ISSN&quot;: &quot;08998418&quot;, &quot;PMID&quot;: &quot;2054449&quot;, &quot;type&quot;: &quot;article-journal&quot;, &quot;author&quot;: [{&quot;given&quot;: &quot;Robert J.&quot;, &quot;non-dropping-particle&quot;: &quot;&quot;, &quot;suffix&quot;: &quot;&quot;, &quot;family&quot;: &quot;Hijmans&quot;, &quot;dropping-particle&quot;: &quot;&quot;, &quot;parse-names&quot;: false}, {&quot;given&quot;: &quot;Susan E.&quot;, &quot;non-dropping-particle&quot;: &quot;&quot;, &quot;suffix&quot;: &quot;&quot;, &quot;family&quot;: &quot;Cameron&quot;, &quot;dropping-particle&quot;: &quot;&quot;, &quot;parse-names&quot;: false}, {&quot;given&quot;: &quot;Juan L.&quot;, &quot;non-dropping-particle&quot;: &quot;&quot;, &quot;suffix&quot;: &quot;&quot;, &quot;family&quot;: &quot;Parra&quot;, &quot;dropping-particle&quot;: &quot;&quot;, &quot;parse-names&quot;: false}, {&quot;given&quot;: &quot;Peter G.&quot;, &quot;non-dropping-particle&quot;: &quot;&quot;, &quot;suffix&quot;: &quot;&quot;, &quot;family&quot;: &quot;Jones&quot;, &quot;dropping-particle&quot;: &quot;&quot;, &quot;parse-names&quot;: false}, {&quot;given&quot;: &quot;Andy&quot;, &quot;non-dropping-particle&quot;: &quot;&quot;, &quot;suffix&quot;: &quot;&quot;, &quot;family&quot;: &quot;Jarvis&quot;, &quot;dropping-particle&quot;: &quot;&quot;, &quot;parse-names&quot;: false}], &quot;volume&quot;: &quot;25&quot;, &quot;page&quot;: &quot;1965-1978&quot;, &quot;abstract&quot;: &quot;We developed interpolated climate surfaces for global land areas (excluding Antarctica) at a spatial resolution of 30 arc s (often referred to as 1-km spatial resolution). The climate elements considered were monthly precipitation and mean, minimum, and maximum temperature. Input data were gathered from a variety of sources and, where possible, were restricted to records from the 1950-2000 period. We used the thin-plate smoothing spline algorithm implemented in the ANUSPLIN package for interpolation, using latitude, longitude, and elevation as independent variables. We quantified uncertainty arising from the input data and the interpolation by mapping weather station density, elevation bias in the weather stations, and elevation variation within grid cells and through data partitioning and cross validation. Elevation bias tended to be negative (stations lower than expected) at high latitudes but positive in the tropics. Uncertainty is highest in mountainous and in poorly sampled areas. Data partitioning showed high uncertainty of the surfaces on isolated islands, e.g. in the Pacific. Aggregating the elevation and climate data to 10 arc min resolution showed an enormous variation within grid cells, illustrating the value of high-resolution surfaces. A comparison with an existing data set at 10 arc min resolution showed overall agreement, but with significant variation in some regions. A comparison with two high-resolution data sets for the United States also identified areas with large local differences, particularly in mountainous areas. Compared to previous global climatologies, ours has the following advantages: the data are at a higher spatial resolution (400 times greater or more); more weather station records were used; improved elevation data were used; and more information about spatial patterns of uncertainty in the data is available. Owing to the overall low density of available climate stations, our surfaces do not capture of all variation that may occur at a resolution of 1 km, particularly of precipitation in mountainous areas. In future work, such variation might be captured through knowledge-based methods and inclusion of additional co-variates, particularly layers obtained through remote sensing. Copyright \u00ef\u00bf\u00bd 2005 Royal Meteorological Society.&quot;, &quot;DOI&quot;: &quot;10.1002/joc.1276&quot;, &quot;title&quot;: &quot;Very high resolution interpolated climate surfaces for global land areas&quot;, &quot;id&quot;: &quot;ITEM-1&quot;, &quot;container-title&quot;: &quot;International Journal of Climatology&quot;, &quot;issued&quot;: {&quot;date-parts&quot;: [[&quot;2005&quot;]]}}}]} RNDe3Ex4Z1hfB"/><text:span text:style-name="T1">(Hijmans, Cameron, Parra, Jones, &amp; Jarvis, 2005a)</text:span><text:reference-mark-end text:name="ADDIN CSL_CITATION {&quot;schema&quot;: &quot;https://github.com/citation-style-language/schema/raw/master/csl-citation.json&quot;, &quot;mendeley&quot;: {&quot;previouslyFormattedCitation&quot;: &quot;(Hijmans, Cameron, Parra, Jones, &amp; Jarvis, 2005a)&quot;}, &quot;properties&quot;: {&quot;noteIndex&quot;: 0}, &quot;citationItems&quot;: [{&quot;uris&quot;: [&quot;http://www.mendeley.com/documents/?uuid=de162066-30b7-4c7f-a07a-dcc2d2a0a5ed&quot;], &quot;id&quot;: &quot;ITEM-1&quot;, &quot;itemData&quot;: {&quot;ISBN&quot;: &quot;1097-0088&quot;, &quot;ISSN&quot;: &quot;08998418&quot;, &quot;PMID&quot;: &quot;2054449&quot;, &quot;type&quot;: &quot;article-journal&quot;, &quot;author&quot;: [{&quot;given&quot;: &quot;Robert J.&quot;, &quot;non-dropping-particle&quot;: &quot;&quot;, &quot;suffix&quot;: &quot;&quot;, &quot;family&quot;: &quot;Hijmans&quot;, &quot;dropping-particle&quot;: &quot;&quot;, &quot;parse-names&quot;: false}, {&quot;given&quot;: &quot;Susan E.&quot;, &quot;non-dropping-particle&quot;: &quot;&quot;, &quot;suffix&quot;: &quot;&quot;, &quot;family&quot;: &quot;Cameron&quot;, &quot;dropping-particle&quot;: &quot;&quot;, &quot;parse-names&quot;: false}, {&quot;given&quot;: &quot;Juan L.&quot;, &quot;non-dropping-particle&quot;: &quot;&quot;, &quot;suffix&quot;: &quot;&quot;, &quot;family&quot;: &quot;Parra&quot;, &quot;dropping-particle&quot;: &quot;&quot;, &quot;parse-names&quot;: false}, {&quot;given&quot;: &quot;Peter G.&quot;, &quot;non-dropping-particle&quot;: &quot;&quot;, &quot;suffix&quot;: &quot;&quot;, &quot;family&quot;: &quot;Jones&quot;, &quot;dropping-particle&quot;: &quot;&quot;, &quot;parse-names&quot;: false}, {&quot;given&quot;: &quot;Andy&quot;, &quot;non-dropping-particle&quot;: &quot;&quot;, &quot;suffix&quot;: &quot;&quot;, &quot;family&quot;: &quot;Jarvis&quot;, &quot;dropping-particle&quot;: &quot;&quot;, &quot;parse-names&quot;: false}], &quot;volume&quot;: &quot;25&quot;, &quot;page&quot;: &quot;1965-1978&quot;, &quot;abstract&quot;: &quot;We developed interpolated climate surfaces for global land areas (excluding Antarctica) at a spatial resolution of 30 arc s (often referred to as 1-km spatial resolution). The climate elements considered were monthly precipitation and mean, minimum, and maximum temperature. Input data were gathered from a variety of sources and, where possible, were restricted to records from the 1950-2000 period. We used the thin-plate smoothing spline algorithm implemented in the ANUSPLIN package for interpolation, using latitude, longitude, and elevation as independent variables. We quantified uncertainty arising from the input data and the interpolation by mapping weather station density, elevation bias in the weather stations, and elevation variation within grid cells and through data partitioning and cross validation. Elevation bias tended to be negative (stations lower than expected) at high latitudes but positive in the tropics. Uncertainty is highest in mountainous and in poorly sampled areas. Data partitioning showed high uncertainty of the surfaces on isolated islands, e.g. in the Pacific. Aggregating the elevation and climate data to 10 arc min resolution showed an enormous variation within grid cells, illustrating the value of high-resolution surfaces. A comparison with an existing data set at 10 arc min resolution showed overall agreement, but with significant variation in some regions. A comparison with two high-resolution data sets for the United States also identified areas with large local differences, particularly in mountainous areas. Compared to previous global climatologies, ours has the following advantages: the data are at a higher spatial resolution (400 times greater or more); more weather station records were used; improved elevation data were used; and more information about spatial patterns of uncertainty in the data is available. Owing to the overall low density of available climate stations, our surfaces do not capture of all variation that may occur at a resolution of 1 km, particularly of precipitation in mountainous areas. In future work, such variation might be captured through knowledge-based methods and inclusion of additional co-variates, particularly layers obtained through remote sensing. Copyright \u00ef\u00bf\u00bd 2005 Royal Meteorological Society.&quot;, &quot;DOI&quot;: &quot;10.1002/joc.1276&quot;, &quot;title&quot;: &quot;Very high resolution interpolated climate surfaces for global land areas&quot;, &quot;id&quot;: &quot;ITEM-1&quot;, &quot;container-title&quot;: &quot;International Journal of Climatology&quot;, &quot;issued&quot;: {&quot;date-parts&quot;: [[&quot;2005&quot;]]}}}]} RNDe3Ex4Z1hfB"/><text:span text:style-name="T1">⁠</text:span></text:p>
      <text:p text:style-name="P1"><text:reference-mark-start text:name="ADDIN CSL_CITATION {&quot;schema&quot;: &quot;https://github.com/citation-style-language/schema/raw/master/csl-citation.json&quot;, &quot;mendeley&quot;: {&quot;previouslyFormattedCitation&quot;: &quot;(Altieri, 2002)&quot;}, &quot;properties&quot;: {&quot;noteIndex&quot;: 0}, &quot;citationItems&quot;: [{&quot;uris&quot;: [&quot;http://www.mendeley.com/documents/?uuid=387776be-d319-48d7-9e78-8d7955f7ca04&quot;], &quot;id&quot;: &quot;ITEM-1&quot;, &quot;itemData&quot;: {&quot;title&quot;: &quot;Agroecological Principles for Sustainable Agriculture&quot;, &quot;ISBN&quot;: &quot;1853838578&quot;, &quot;id&quot;: &quot;ITEM-1&quot;, &quot;type&quot;: &quot;chapter&quot;, &quot;container-title&quot;: &quot;Agroecological innovations : increasing food production with participatory development&quot;, &quot;author&quot;: [{&quot;given&quot;: &quot;M&quot;, &quot;non-dropping-particle&quot;: &quot;&quot;, &quot;suffix&quot;: &quot;&quot;, &quot;family&quot;: &quot;Altieri&quot;, &quot;dropping-particle&quot;: &quot;&quot;, &quot;parse-names&quot;: false}], &quot;page&quot;: &quot;40-46&quot;, &quot;issued&quot;: {&quot;date-parts&quot;: [[&quot;2002&quot;]]}, &quot;abstract&quot;: &quot;This paper discusses the principles of agroecology, the advantages of biodiversification in agroecosystems, and the application of agroecology in the design of sustainable agroecosystems.\\n&quot;}}]} RND2b9ioSKP71"/><text:span text:style-name="T1">(Altieri, 2002)</text:span><text:reference-mark-end text:name="ADDIN CSL_CITATION {&quot;schema&quot;: &quot;https://github.com/citation-style-language/schema/raw/master/csl-citation.json&quot;, &quot;mendeley&quot;: {&quot;previouslyFormattedCitation&quot;: &quot;(Altieri, 2002)&quot;}, &quot;properties&quot;: {&quot;noteIndex&quot;: 0}, &quot;citationItems&quot;: [{&quot;uris&quot;: [&quot;http://www.mendeley.com/documents/?uuid=387776be-d319-48d7-9e78-8d7955f7ca04&quot;], &quot;id&quot;: &quot;ITEM-1&quot;, &quot;itemData&quot;: {&quot;title&quot;: &quot;Agroecological Principles for Sustainable Agriculture&quot;, &quot;ISBN&quot;: &quot;1853838578&quot;, &quot;id&quot;: &quot;ITEM-1&quot;, &quot;type&quot;: &quot;chapter&quot;, &quot;container-title&quot;: &quot;Agroecological innovations : increasing food production with participatory development&quot;, &quot;author&quot;: [{&quot;given&quot;: &quot;M&quot;, &quot;non-dropping-particle&quot;: &quot;&quot;, &quot;suffix&quot;: &quot;&quot;, &quot;family&quot;: &quot;Altieri&quot;, &quot;dropping-particle&quot;: &quot;&quot;, &quot;parse-names&quot;: false}], &quot;page&quot;: &quot;40-46&quot;, &quot;issued&quot;: {&quot;date-parts&quot;: [[&quot;2002&quot;]]}, &quot;abstract&quot;: &quot;This paper discusses the principles of agroecology, the advantages of biodiversification in agroecosystems, and the application of agroecology in the design of sustainable agroecosystems.\\n&quot;}}]} RND2b9ioSKP71"/></text:p>
      <text:p text:style-name="P1"><text:reference-mark-start text:name="ADDIN CSL_CITATION {&quot;schema&quot;: &quot;https://github.com/citation-style-language/schema/raw/master/csl-citation.json&quot;, &quot;mendeley&quot;: {&quot;previouslyFormattedCitation&quot;: &quot;(Pielke &amp; Wilby, 2012)&quot;}, &quot;properties&quot;: {&quot;noteIndex&quot;: 0}, &quot;citationItems&quot;: [{&quot;uris&quot;: [&quot;http://www.mendeley.com/documents/?uuid=ee212750-3ddc-44e3-9f4e-009366417c7f&quot;], &quot;id&quot;: &quot;ITEM-1&quot;, &quot;itemData&quot;: {&quot;id&quot;: &quot;ITEM-1&quot;, &quot;title&quot;: &quot;Regional climate downscaling: What's the point?&quot;, &quot;ISSN&quot;: &quot;00963941&quot;, &quot;type&quot;: &quot;article-journal&quot;, &quot;container-title&quot;: &quot;Eos&quot;, &quot;author&quot;: [{&quot;given&quot;: &quot;Roger A.&quot;, &quot;non-dropping-particle&quot;: &quot;&quot;, &quot;suffix&quot;: &quot;&quot;, &quot;family&quot;: &quot;Pielke&quot;, &quot;dropping-particle&quot;: &quot;&quot;, &quot;parse-names&quot;: false}, {&quot;given&quot;: &quot;Robert L.&quot;, &quot;non-dropping-particle&quot;: &quot;&quot;, &quot;suffix&quot;: &quot;&quot;, &quot;family&quot;: &quot;Wilby&quot;, &quot;dropping-particle&quot;: &quot;&quot;, &quot;parse-names&quot;: false}], &quot;volume&quot;: &quot;93&quot;, &quot;page&quot;: &quot;52-53&quot;, &quot;issued&quot;: {&quot;date-parts&quot;: [[&quot;2012&quot;]]}, &quot;abstract&quot;: &quot;Dynamical and statistical downscaling of multidecadal global climate models provides finer spatial resolution information for climate impact assessments Wilby and Fowler, 2010. Increasingly, some scientists are using the language of &amp;8220;prediction&amp;8221; with respect to future regional climate change and impacts e.g., Hurrell et al., 2009; Shapiro et al., 2010, yet others note serious reservations about the capability of downscaling to provide detailed, accurate predictions see Kerr, 2011. Dynamic downscaling is based on regional climate models (usually just the atmospheric part) that have finer horizontal grid resolution of surface features such as terrain Castro et al., 2005. Statistical downscaling uses transfer functions (e.g., regression relationships) representing observed relationships between larger-scale atmospheric variables and local quantities such as daily precipitation and/or temperature Wilby and Fowler, 2010. These approaches have been successful in improving the skill of numerical weather prediction. Statistical downscaling can also be used as the benchmark (the control) against which dynamic downscaling skill is judged Landsea and Knaff, 2000&quot;, &quot;DOI&quot;: &quot;10.1029/2012EO050008&quot;}}]} RNDx8MGzI8Ysr"/><text:span text:style-name="T1">(Pielke &amp; Wilby, 2012)</text:span><text:reference-mark-end text:name="ADDIN CSL_CITATION {&quot;schema&quot;: &quot;https://github.com/citation-style-language/schema/raw/master/csl-citation.json&quot;, &quot;mendeley&quot;: {&quot;previouslyFormattedCitation&quot;: &quot;(Pielke &amp; Wilby, 2012)&quot;}, &quot;properties&quot;: {&quot;noteIndex&quot;: 0}, &quot;citationItems&quot;: [{&quot;uris&quot;: [&quot;http://www.mendeley.com/documents/?uuid=ee212750-3ddc-44e3-9f4e-009366417c7f&quot;], &quot;id&quot;: &quot;ITEM-1&quot;, &quot;itemData&quot;: {&quot;id&quot;: &quot;ITEM-1&quot;, &quot;title&quot;: &quot;Regional climate downscaling: What's the point?&quot;, &quot;ISSN&quot;: &quot;00963941&quot;, &quot;type&quot;: &quot;article-journal&quot;, &quot;container-title&quot;: &quot;Eos&quot;, &quot;author&quot;: [{&quot;given&quot;: &quot;Roger A.&quot;, &quot;non-dropping-particle&quot;: &quot;&quot;, &quot;suffix&quot;: &quot;&quot;, &quot;family&quot;: &quot;Pielke&quot;, &quot;dropping-particle&quot;: &quot;&quot;, &quot;parse-names&quot;: false}, {&quot;given&quot;: &quot;Robert L.&quot;, &quot;non-dropping-particle&quot;: &quot;&quot;, &quot;suffix&quot;: &quot;&quot;, &quot;family&quot;: &quot;Wilby&quot;, &quot;dropping-particle&quot;: &quot;&quot;, &quot;parse-names&quot;: false}], &quot;volume&quot;: &quot;93&quot;, &quot;page&quot;: &quot;52-53&quot;, &quot;issued&quot;: {&quot;date-parts&quot;: [[&quot;2012&quot;]]}, &quot;abstract&quot;: &quot;Dynamical and statistical downscaling of multidecadal global climate models provides finer spatial resolution information for climate impact assessments Wilby and Fowler, 2010. Increasingly, some scientists are using the language of &amp;8220;prediction&amp;8221; with respect to future regional climate change and impacts e.g., Hurrell et al., 2009; Shapiro et al., 2010, yet others note serious reservations about the capability of downscaling to provide detailed, accurate predictions see Kerr, 2011. Dynamic downscaling is based on regional climate models (usually just the atmospheric part) that have finer horizontal grid resolution of surface features such as terrain Castro et al., 2005. Statistical downscaling uses transfer functions (e.g., regression relationships) representing observed relationships between larger-scale atmospheric variables and local quantities such as daily precipitation and/or temperature Wilby and Fowler, 2010. These approaches have been successful in improving the skill of numerical weather prediction. Statistical downscaling can also be used as the benchmark (the control) against which dynamic downscaling skill is judged Landsea and Knaff, 2000&quot;, &quot;DOI&quot;: &quot;10.1029/2012EO050008&quot;}}]} RNDx8MGzI8Ysr"/><text:span text:style-name="T1">⁠</text:span></text:p>
      <text:p text:style-name="P1"><text:reference-mark-start text:name="ADDIN CSL_CITATION {&quot;schema&quot;: &quot;https://github.com/citation-style-language/schema/raw/master/csl-citation.json&quot;, &quot;mendeley&quot;: {&quot;previouslyFormattedCitation&quot;: &quot;(Hijmans, Cameron, Parra, Jones, &amp; Jarvis, 2005b)&quot;}, &quot;properties&quot;: {&quot;noteIndex&quot;: 0}, &quot;citationItems&quot;: [{&quot;uris&quot;: [&quot;http://www.mendeley.com/documents/?uuid=49c2a308-0c08-4ff7-bd0a-156e050488a4&quot;], &quot;id&quot;: &quot;ITEM-1&quot;, &quot;itemData&quot;: {&quot;title&quot;: &quot;WORLDCLIM - a set of global climate layers (climate grids)&quot;, &quot;id&quot;: &quot;ITEM-1&quot;, &quot;type&quot;: &quot;article-journal&quot;, &quot;container-title&quot;: &quot;International Journal of Climatology&quot;, &quot;author&quot;: [{&quot;given&quot;: &quot;Robert J&quot;, &quot;non-dropping-particle&quot;: &quot;&quot;, &quot;suffix&quot;: &quot;&quot;, &quot;family&quot;: &quot;Hijmans&quot;, &quot;dropping-particle&quot;: &quot;&quot;, &quot;parse-names&quot;: false}, {&quot;given&quot;: &quot;Susan E&quot;, &quot;non-dropping-particle&quot;: &quot;&quot;, &quot;suffix&quot;: &quot;&quot;, &quot;family&quot;: &quot;Cameron&quot;, &quot;dropping-particle&quot;: &quot;&quot;, &quot;parse-names&quot;: false}, {&quot;given&quot;: &quot;Juan L&quot;, &quot;non-dropping-particle&quot;: &quot;&quot;, &quot;suffix&quot;: &quot;&quot;, &quot;family&quot;: &quot;Parra&quot;, &quot;dropping-particle&quot;: &quot;&quot;, &quot;parse-names&quot;: false}, {&quot;given&quot;: &quot;Peter G&quot;, &quot;non-dropping-particle&quot;: &quot;&quot;, &quot;suffix&quot;: &quot;&quot;, &quot;family&quot;: &quot;Jones&quot;, &quot;dropping-particle&quot;: &quot;&quot;, &quot;parse-names&quot;: false}, {&quot;given&quot;: &quot;Andy&quot;, &quot;non-dropping-particle&quot;: &quot;&quot;, &quot;suffix&quot;: &quot;&quot;, &quot;family&quot;: &quot;Jarvis&quot;, &quot;dropping-particle&quot;: &quot;&quot;, &quot;parse-names&quot;: false}], &quot;volume&quot;: &quot;25&quot;, &quot;page&quot;: &quot;1965-1978&quot;, &quot;issued&quot;: {&quot;date-parts&quot;: [[&quot;2005&quot;]]}, &quot;abstract&quot;: &quot;WorldClim is a set of global climate layers (climate grids) with a spatial resolution of a square kilometer. They can be used for mapping and spatial modeling in a GIS or other computer program. The data are described in: Hijmans, R.J., S.E. Cameron, J.L. Parra, P.G. Jones and A. Jarvis, 2005. Very high resolution interpolated climate surfaces for global land areas. International Journal of Climatology 25: 1965-1978&quot;}}]} RNDuXv8UziWhO"/><text:span text:style-name="T2">(Hijmans, Cameron, Parra, Jones, &amp; Jarvis, 2005b)</text:span><text:reference-mark-end text:name="ADDIN CSL_CITATION {&quot;schema&quot;: &quot;https://github.com/citation-style-language/schema/raw/master/csl-citation.json&quot;, &quot;mendeley&quot;: {&quot;previouslyFormattedCitation&quot;: &quot;(Hijmans, Cameron, Parra, Jones, &amp; Jarvis, 2005b)&quot;}, &quot;properties&quot;: {&quot;noteIndex&quot;: 0}, &quot;citationItems&quot;: [{&quot;uris&quot;: [&quot;http://www.mendeley.com/documents/?uuid=49c2a308-0c08-4ff7-bd0a-156e050488a4&quot;], &quot;id&quot;: &quot;ITEM-1&quot;, &quot;itemData&quot;: {&quot;title&quot;: &quot;WORLDCLIM - a set of global climate layers (climate grids)&quot;, &quot;id&quot;: &quot;ITEM-1&quot;, &quot;type&quot;: &quot;article-journal&quot;, &quot;container-title&quot;: &quot;International Journal of Climatology&quot;, &quot;author&quot;: [{&quot;given&quot;: &quot;Robert J&quot;, &quot;non-dropping-particle&quot;: &quot;&quot;, &quot;suffix&quot;: &quot;&quot;, &quot;family&quot;: &quot;Hijmans&quot;, &quot;dropping-particle&quot;: &quot;&quot;, &quot;parse-names&quot;: false}, {&quot;given&quot;: &quot;Susan E&quot;, &quot;non-dropping-particle&quot;: &quot;&quot;, &quot;suffix&quot;: &quot;&quot;, &quot;family&quot;: &quot;Cameron&quot;, &quot;dropping-particle&quot;: &quot;&quot;, &quot;parse-names&quot;: false}, {&quot;given&quot;: &quot;Juan L&quot;, &quot;non-dropping-particle&quot;: &quot;&quot;, &quot;suffix&quot;: &quot;&quot;, &quot;family&quot;: &quot;Parra&quot;, &quot;dropping-particle&quot;: &quot;&quot;, &quot;parse-names&quot;: false}, {&quot;given&quot;: &quot;Peter G&quot;, &quot;non-dropping-particle&quot;: &quot;&quot;, &quot;suffix&quot;: &quot;&quot;, &quot;family&quot;: &quot;Jones&quot;, &quot;dropping-particle&quot;: &quot;&quot;, &quot;parse-names&quot;: false}, {&quot;given&quot;: &quot;Andy&quot;, &quot;non-dropping-particle&quot;: &quot;&quot;, &quot;suffix&quot;: &quot;&quot;, &quot;family&quot;: &quot;Jarvis&quot;, &quot;dropping-particle&quot;: &quot;&quot;, &quot;parse-names&quot;: false}], &quot;volume&quot;: &quot;25&quot;, &quot;page&quot;: &quot;1965-1978&quot;, &quot;issued&quot;: {&quot;date-parts&quot;: [[&quot;2005&quot;]]}, &quot;abstract&quot;: &quot;WorldClim is a set of global climate layers (climate grids) with a spatial resolution of a square kilometer. They can be used for mapping and spatial modeling in a GIS or other computer program. The data are described in: Hijmans, R.J., S.E. Cameron, J.L. Parra, P.G. Jones and A. Jarvis, 2005. Very high resolution interpolated climate surfaces for global land areas. International Journal of Climatology 25: 1965-1978&quot;}}]} RNDuXv8UziWhO"/><text:span text:style-name="T2">⁠</text:span></text:p>
      <text:p text:style-name="P2"><text:reference-mark-start text:name="ADDIN CSL_CITATION {&quot;schema&quot;: &quot;https://github.com/citation-style-language/schema/raw/master/csl-citation.json&quot;, &quot;mendeley&quot;: {&quot;previouslyFormattedCitation&quot;: &quot;(Morton, 2007)&quot;}, &quot;properties&quot;: {&quot;noteIndex&quot;: 0}, &quot;citationItems&quot;: [{&quot;uris&quot;: [&quot;http://www.mendeley.com/documents/?uuid=e25f4480-0f85-4270-98f7-9a598781ad91&quot;], &quot;id&quot;: &quot;ITEM-1&quot;, &quot;itemData&quot;: {&quot;ISBN&quot;: &quot;1968019685&quot;, &quot;ISSN&quot;: &quot;1091-6490&quot;, &quot;PMID&quot;: &quot;18077400&quot;, &quot;type&quot;: &quot;article-journal&quot;, &quot;author&quot;: [{&quot;given&quot;: &quot;John F&quot;, &quot;non-dropping-particle&quot;: &quot;&quot;, &quot;suffix&quot;: &quot;&quot;, &quot;family&quot;: &quot;Morton&quot;, &quot;dropping-particle&quot;: &quot;&quot;, &quot;parse-names&quot;: false}], &quot;volume&quot;: &quot;104&quot;, &quot;page&quot;: &quot;19680-19685&quot;, &quot;abstract&quot;: &quot;Some of the most important impacts of global climate change will be felt among the populations, predominantly in developing countries, referred to as \&quot;subsistence\&quot; or \&quot;smallholder\&quot; farmers. Their vulnerability to climate change comes both from being predominantly located in the tropics, and from various socioeconomic, demographic, and policy trends limiting their capacity to adapt to change. However, these impacts will be difficult to model or predict because of (i) the lack of standardised definitions of these sorts of farming system, and therefore of standard data above the national level, (ii) intrinsic characteristics of these systems, particularly their complexity, their location-specificity, and their integration of agricultural and nonagricultural livelihood strategies, and (iii) their vulnerability to a range of climate-related and other stressors. Some recent work relevant to these farming systems is reviewed, a conceptual framework for understanding the diverse forms of impacts in an integrated manner is proposed, and future research needs are identified.&quot;, &quot;DOI&quot;: &quot;10.1073/pnas.0701855104&quot;, &quot;title&quot;: &quot;The impact of climate change on smallholder and subsistence agriculture.&quot;, &quot;id&quot;: &quot;ITEM-1&quot;, &quot;container-title&quot;: &quot;Proceedings of the National Academy of Sciences of the United States of America&quot;, &quot;issued&quot;: {&quot;date-parts&quot;: [[&quot;2007&quot;]]}}}]} RNDhjzqRnJlDQ"/><text:span text:style-name="T2">(Morton, 2007)</text:span><text:reference-mark-end text:name="ADDIN CSL_CITATION {&quot;schema&quot;: &quot;https://github.com/citation-style-language/schema/raw/master/csl-citation.json&quot;, &quot;mendeley&quot;: {&quot;previouslyFormattedCitation&quot;: &quot;(Morton, 2007)&quot;}, &quot;properties&quot;: {&quot;noteIndex&quot;: 0}, &quot;citationItems&quot;: [{&quot;uris&quot;: [&quot;http://www.mendeley.com/documents/?uuid=e25f4480-0f85-4270-98f7-9a598781ad91&quot;], &quot;id&quot;: &quot;ITEM-1&quot;, &quot;itemData&quot;: {&quot;ISBN&quot;: &quot;1968019685&quot;, &quot;ISSN&quot;: &quot;1091-6490&quot;, &quot;PMID&quot;: &quot;18077400&quot;, &quot;type&quot;: &quot;article-journal&quot;, &quot;author&quot;: [{&quot;given&quot;: &quot;John F&quot;, &quot;non-dropping-particle&quot;: &quot;&quot;, &quot;suffix&quot;: &quot;&quot;, &quot;family&quot;: &quot;Morton&quot;, &quot;dropping-particle&quot;: &quot;&quot;, &quot;parse-names&quot;: false}], &quot;volume&quot;: &quot;104&quot;, &quot;page&quot;: &quot;19680-19685&quot;, &quot;abstract&quot;: &quot;Some of the most important impacts of global climate change will be felt among the populations, predominantly in developing countries, referred to as \&quot;subsistence\&quot; or \&quot;smallholder\&quot; farmers. Their vulnerability to climate change comes both from being predominantly located in the tropics, and from various socioeconomic, demographic, and policy trends limiting their capacity to adapt to change. However, these impacts will be difficult to model or predict because of (i) the lack of standardised definitions of these sorts of farming system, and therefore of standard data above the national level, (ii) intrinsic characteristics of these systems, particularly their complexity, their location-specificity, and their integration of agricultural and nonagricultural livelihood strategies, and (iii) their vulnerability to a range of climate-related and other stressors. Some recent work relevant to these farming systems is reviewed, a conceptual framework for understanding the diverse forms of impacts in an integrated manner is proposed, and future research needs are identified.&quot;, &quot;DOI&quot;: &quot;10.1073/pnas.0701855104&quot;, &quot;title&quot;: &quot;The impact of climate change on smallholder and subsistence agriculture.&quot;, &quot;id&quot;: &quot;ITEM-1&quot;, &quot;container-title&quot;: &quot;Proceedings of the National Academy of Sciences of the United States of America&quot;, &quot;issued&quot;: {&quot;date-parts&quot;: [[&quot;2007&quot;]]}}}]} RNDhjzqRnJlDQ"/><text:span text:style-name="T2">⁠</text:span><text:reference-mark-start text:name="ADDIN CSL_CITATION {&quot;schema&quot;: &quot;https://github.com/citation-style-language/schema/raw/master/csl-citation.json&quot;, &quot;mendeley&quot;: {&quot;previouslyFormattedCitation&quot;: &quot;(Gakuru, Winters, &amp; Stepman, 2009)&quot;}, &quot;properties&quot;: {&quot;noteIndex&quot;: 0}, &quot;citationItems&quot;: [{&quot;uris&quot;: [&quot;http://www.mendeley.com/documents/?uuid=6420b2db-ef5b-4cba-a783-17c704c53707&quot;], &quot;id&quot;: &quot;ITEM-1&quot;, &quot;itemData&quot;: {&quot;title&quot;: &quot;Innovative Farmer Advisory Services Using ICT&quot;, &quot;ISBN&quot;: &quot;9781905824113&quot;, &quot;id&quot;: &quot;ITEM-1&quot;, &quot;type&quot;: &quot;paper-conference&quot;, &quot;container-title&quot;: &quot;IST-Africa 2009 Conference Proceedings&quot;, &quot;author&quot;: [{&quot;given&quot;: &quot;Mucemi&quot;, &quot;non-dropping-particle&quot;: &quot;&quot;, &quot;suffix&quot;: &quot;&quot;, &quot;family&quot;: &quot;Gakuru&quot;, &quot;dropping-particle&quot;: &quot;&quot;, &quot;parse-names&quot;: false}, {&quot;given&quot;: &quot;Kristen&quot;, &quot;non-dropping-particle&quot;: &quot;&quot;, &quot;suffix&quot;: &quot;&quot;, &quot;family&quot;: &quot;Winters&quot;, &quot;dropping-particle&quot;: &quot;&quot;, &quot;parse-names&quot;: false}, {&quot;given&quot;: &quot;Francois&quot;, &quot;non-dropping-particle&quot;: &quot;&quot;, &quot;suffix&quot;: &quot;&quot;, &quot;family&quot;: &quot;Stepman&quot;, &quot;dropping-particle&quot;: &quot;&quot;, &quot;parse-names&quot;: false}], &quot;page&quot;: &quot;1-11&quot;, &quot;issued&quot;: {&quot;date-parts&quot;: [[&quot;2009&quot;]]}, &quot;abstract&quot;: &quot;Over the past 10 years, there has been a remarkable progress in the use of ICT in African agriculture, especially in the area of farmers\u2019 access to market information. Various projects have been developed that integrate ICTs into the dissemination of agricultural information to farmers. Farmers Information Services at the national and regional level are a promising new field of research and application in the emerging field of e-agriculture. This paper discusses several innovative projects using ICTs to deliver information to farmers, focussing its analysis largely on mobile telephony, which has become more widespread recently as a means of disseminating agricultural information to farmers and offers various means of providing agricultural information in areas where internet infrastructure is limited and unreliable. It draws its findings from The Forum for Agricultural Research in Africa (FARA)\u2019s Inventory of Innovative Farmer Advisory Services using ICT, that was compiled of all known innovative farmer advisory services or systems currently in design, in existence or recently completed in Africa. The inventory (66 pages) is the result of an online consultation with the FARA Regional Agricultural Information &amp; Learning System (RAILS) discussion group held during October 2008 and desk study. While not a lot of information was available for some of the projects found, the inventory reveals that many projects are of a pilot nature, implemented by international organizations, have been of short duration and often have not remained after the original donor funding has ceased. This has exposed the need to upscale projects, taking into account the individual context and information needs of farmers and thereby developing services with carefully integrated platforms, with the support not only of private companies and NGOs but investment from national governments as well.&quot;, &quot;DOI&quot;: &quot;978-1-905824-11-3&quot;}}]} RNDmBY9RYRZ7K"/><text:span text:style-name="T2">(Gakuru, Winters, &amp; Stepman, 2009)</text:span><text:reference-mark-end text:name="ADDIN CSL_CITATION {&quot;schema&quot;: &quot;https://github.com/citation-style-language/schema/raw/master/csl-citation.json&quot;, &quot;mendeley&quot;: {&quot;previouslyFormattedCitation&quot;: &quot;(Gakuru, Winters, &amp; Stepman, 2009)&quot;}, &quot;properties&quot;: {&quot;noteIndex&quot;: 0}, &quot;citationItems&quot;: [{&quot;uris&quot;: [&quot;http://www.mendeley.com/documents/?uuid=6420b2db-ef5b-4cba-a783-17c704c53707&quot;], &quot;id&quot;: &quot;ITEM-1&quot;, &quot;itemData&quot;: {&quot;title&quot;: &quot;Innovative Farmer Advisory Services Using ICT&quot;, &quot;ISBN&quot;: &quot;9781905824113&quot;, &quot;id&quot;: &quot;ITEM-1&quot;, &quot;type&quot;: &quot;paper-conference&quot;, &quot;container-title&quot;: &quot;IST-Africa 2009 Conference Proceedings&quot;, &quot;author&quot;: [{&quot;given&quot;: &quot;Mucemi&quot;, &quot;non-dropping-particle&quot;: &quot;&quot;, &quot;suffix&quot;: &quot;&quot;, &quot;family&quot;: &quot;Gakuru&quot;, &quot;dropping-particle&quot;: &quot;&quot;, &quot;parse-names&quot;: false}, {&quot;given&quot;: &quot;Kristen&quot;, &quot;non-dropping-particle&quot;: &quot;&quot;, &quot;suffix&quot;: &quot;&quot;, &quot;family&quot;: &quot;Winters&quot;, &quot;dropping-particle&quot;: &quot;&quot;, &quot;parse-names&quot;: false}, {&quot;given&quot;: &quot;Francois&quot;, &quot;non-dropping-particle&quot;: &quot;&quot;, &quot;suffix&quot;: &quot;&quot;, &quot;family&quot;: &quot;Stepman&quot;, &quot;dropping-particle&quot;: &quot;&quot;, &quot;parse-names&quot;: false}], &quot;page&quot;: &quot;1-11&quot;, &quot;issued&quot;: {&quot;date-parts&quot;: [[&quot;2009&quot;]]}, &quot;abstract&quot;: &quot;Over the past 10 years, there has been a remarkable progress in the use of ICT in African agriculture, especially in the area of farmers\u2019 access to market information. Various projects have been developed that integrate ICTs into the dissemination of agricultural information to farmers. Farmers Information Services at the national and regional level are a promising new field of research and application in the emerging field of e-agriculture. This paper discusses several innovative projects using ICTs to deliver information to farmers, focussing its analysis largely on mobile telephony, which has become more widespread recently as a means of disseminating agricultural information to farmers and offers various means of providing agricultural information in areas where internet infrastructure is limited and unreliable. It draws its findings from The Forum for Agricultural Research in Africa (FARA)\u2019s Inventory of Innovative Farmer Advisory Services using ICT, that was compiled of all known innovative farmer advisory services or systems currently in design, in existence or recently completed in Africa. The inventory (66 pages) is the result of an online consultation with the FARA Regional Agricultural Information &amp; Learning System (RAILS) discussion group held during October 2008 and desk study. While not a lot of information was available for some of the projects found, the inventory reveals that many projects are of a pilot nature, implemented by international organizations, have been of short duration and often have not remained after the original donor funding has ceased. This has exposed the need to upscale projects, taking into account the individual context and information needs of farmers and thereby developing services with carefully integrated platforms, with the support not only of private companies and NGOs but investment from national governments as well.&quot;, &quot;DOI&quot;: &quot;978-1-905824-11-3&quot;}}]} RNDmBY9RYRZ7K"/><text:span text:style-name="T2">⁠</text:span></text:p>
      <text:p text:style-name="P2"><text:reference-mark-start text:name="ADDIN CSL_CITATION {&quot;schema&quot;: &quot;https://github.com/citation-style-language/schema/raw/master/csl-citation.json&quot;, &quot;mendeley&quot;: {&quot;previouslyFormattedCitation&quot;: &quot;(Satyanarayana, Kaushik, &amp; Biradar, 2011)&quot;}, &quot;properties&quot;: {&quot;noteIndex&quot;: 0}, &quot;citationItems&quot;: [{&quot;uris&quot;: [&quot;http://www.mendeley.com/documents/?uuid=812a974f-d6be-4a9c-a972-bc8cefab92ad&quot;], &quot;id&quot;: &quot;ITEM-1&quot;, &quot;itemData&quot;: {&quot;title&quot;: &quot;New approaches and tools for site-specific nutrient management with reference to potassium&quot;, &quot;id&quot;: &quot;ITEM-1&quot;, &quot;type&quot;: &quot;book&quot;, &quot;container-title&quot;: &quot;Special Issue: Potassium nutrition in enhancing yield and quality of crops.&quot;, &quot;author&quot;: [{&quot;given&quot;: &quot;T&quot;, &quot;non-dropping-particle&quot;: &quot;&quot;, &quot;suffix&quot;: &quot;&quot;, &quot;family&quot;: &quot;Satyanarayana&quot;, &quot;dropping-particle&quot;: &quot;&quot;, &quot;parse-names&quot;: false}, {&quot;given&quot;: &quot;Majumdar&quot;, &quot;non-dropping-particle&quot;: &quot;&quot;, &quot;suffix&quot;: &quot;&quot;, &quot;family&quot;: &quot;Kaushik&quot;, &quot;dropping-particle&quot;: &quot;&quot;, &quot;parse-names&quot;: false}, {&quot;given&quot;: &quot;D P&quot;, &quot;non-dropping-particle&quot;: &quot;&quot;, &quot;suffix&quot;: &quot;&quot;, &quot;family&quot;: &quot;Biradar&quot;, &quot;dropping-particle&quot;: &quot;&quot;, &quot;parse-names&quot;: false}], &quot;issued&quot;: {&quot;date-parts&quot;: [[&quot;2011&quot;]]}, &quot;abstract&quot;: &quot;Adoption of generalized fertilizer recommendations for potassium over larger areas ignoring the spatial nutrient variability among small agricultural holdings has resulted in falling productivity with extensive K mining from soils besides exhibiting K deficiency over larger areas. An approach for addressing all such concerns is site-specific nutrient management (SSNM), which takes into account spatial variations in potassium fertility status. SSNM has successfully been tried in India using different approaches and demonstrated a potential not only to increase crop yields and farmer profits, but also shown increasing evidences of environmental friendliness owing to its balanced and crop need-based nutrient application. Certain tools and approaches were developed to consolidate the complex and knowledge intensive SSNM information into simple delivery systems enabling farmers and their advisors rapidly implement this technology to ensure cost-effective field-specific guidelines for fertilizer recommendations. Tools involving information technology offers the opportunity to help small-scale farmers implement SSNM. In this approach, the farmer becomes the \&quot;sensor\&quot; for rapid, cost effective acquisition of locationspecific information, the tools/software (Nutrient Expert and Nutrient Manager) become the processors of this information, and the mobile phone becomes the vehicle for fast and effective transmission of the information to farmers. Moving ahead, GIS based fertility mapping assess variability in the distribution of native nutrients and other soil parameters limiting/building yield across a larger areas and thus aid in strategizing appropriate management of nutrients leading to better yield and environmental protection.&quot;}}]} RNDR1rN9LMrr4"/><text:span text:style-name="T2">(Satyanarayana, Kaushik, &amp; Biradar, 2011)</text:span><text:reference-mark-end text:name="ADDIN CSL_CITATION {&quot;schema&quot;: &quot;https://github.com/citation-style-language/schema/raw/master/csl-citation.json&quot;, &quot;mendeley&quot;: {&quot;previouslyFormattedCitation&quot;: &quot;(Satyanarayana, Kaushik, &amp; Biradar, 2011)&quot;}, &quot;properties&quot;: {&quot;noteIndex&quot;: 0}, &quot;citationItems&quot;: [{&quot;uris&quot;: [&quot;http://www.mendeley.com/documents/?uuid=812a974f-d6be-4a9c-a972-bc8cefab92ad&quot;], &quot;id&quot;: &quot;ITEM-1&quot;, &quot;itemData&quot;: {&quot;title&quot;: &quot;New approaches and tools for site-specific nutrient management with reference to potassium&quot;, &quot;id&quot;: &quot;ITEM-1&quot;, &quot;type&quot;: &quot;book&quot;, &quot;container-title&quot;: &quot;Special Issue: Potassium nutrition in enhancing yield and quality of crops.&quot;, &quot;author&quot;: [{&quot;given&quot;: &quot;T&quot;, &quot;non-dropping-particle&quot;: &quot;&quot;, &quot;suffix&quot;: &quot;&quot;, &quot;family&quot;: &quot;Satyanarayana&quot;, &quot;dropping-particle&quot;: &quot;&quot;, &quot;parse-names&quot;: false}, {&quot;given&quot;: &quot;Majumdar&quot;, &quot;non-dropping-particle&quot;: &quot;&quot;, &quot;suffix&quot;: &quot;&quot;, &quot;family&quot;: &quot;Kaushik&quot;, &quot;dropping-particle&quot;: &quot;&quot;, &quot;parse-names&quot;: false}, {&quot;given&quot;: &quot;D P&quot;, &quot;non-dropping-particle&quot;: &quot;&quot;, &quot;suffix&quot;: &quot;&quot;, &quot;family&quot;: &quot;Biradar&quot;, &quot;dropping-particle&quot;: &quot;&quot;, &quot;parse-names&quot;: false}], &quot;issued&quot;: {&quot;date-parts&quot;: [[&quot;2011&quot;]]}, &quot;abstract&quot;: &quot;Adoption of generalized fertilizer recommendations for potassium over larger areas ignoring the spatial nutrient variability among small agricultural holdings has resulted in falling productivity with extensive K mining from soils besides exhibiting K deficiency over larger areas. An approach for addressing all such concerns is site-specific nutrient management (SSNM), which takes into account spatial variations in potassium fertility status. SSNM has successfully been tried in India using different approaches and demonstrated a potential not only to increase crop yields and farmer profits, but also shown increasing evidences of environmental friendliness owing to its balanced and crop need-based nutrient application. Certain tools and approaches were developed to consolidate the complex and knowledge intensive SSNM information into simple delivery systems enabling farmers and their advisors rapidly implement this technology to ensure cost-effective field-specific guidelines for fertilizer recommendations. Tools involving information technology offers the opportunity to help small-scale farmers implement SSNM. In this approach, the farmer becomes the \&quot;sensor\&quot; for rapid, cost effective acquisition of locationspecific information, the tools/software (Nutrient Expert and Nutrient Manager) become the processors of this information, and the mobile phone becomes the vehicle for fast and effective transmission of the information to farmers. Moving ahead, GIS based fertility mapping assess variability in the distribution of native nutrients and other soil parameters limiting/building yield across a larger areas and thus aid in strategizing appropriate management of nutrients leading to better yield and environmental protection.&quot;}}]} RNDR1rN9LMrr4"/><text:span text:style-name="T2">⁠</text:span><text:span text:style-name="T1">⁠</text:span></text:p>
      <text:p text:style-name="P1"><text:span text:style-name="T1"/></text:p>
      <text:p text:style-name="P1"><text:span text:style-name="T1"/></text:p>
      <text:p text:style-name="P1"><text:span text:style-name="T1">⁠</text:span></text:p>
      <text:p text:style-name="P1"/>
      <text:p text:style-name="P1"><text:span text:style-name="T2">Abbreviations:</text:span></text:p>
      <text:p text:style-name="P1"/>
      <text:p text:style-name="P1"><text:span text:style-name="T2">WMO</text:span></text:p>
      <text:p text:style-name="P3"><text:span text:style-name="T2">I</text:span><text:span text:style-name="T1">PM</text:span></text:p>
      <text:p text:style-name="P1"><text:span text:style-name="T2">FA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3:20:52.125861684</meta:creation-date>
    <dc:date>2014-10-27T14:10:29.989720361</dc:date>
    <meta:editing-duration>PT8M58S</meta:editing-duration>
    <meta:editing-cycles>1</meta:editing-cycles>
    <meta:document-statistic meta:table-count="0" meta:image-count="0" meta:object-count="0" meta:page-count="1" meta:paragraph-count="15" meta:word-count="60" meta:character-count="361" meta:non-whitespace-character-count="326"/>
    <meta:generator>LibreOffice/4.2.6.3$Linux_X86_64 LibreOffice_project/420m0$Build-3</meta:generator>
    <meta:user-defined meta:name="Mendeley Document_1">True</meta:user-defined>
    <meta:user-defined meta:name="Mendeley User Name_1">vanduyvendijk@gmail.com@www.mendeley.com</meta:user-defined>
  </office:meta>
</office:document-meta>
</file>